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3b6" officeooo:paragraph-rsid="00003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redito que uma das melhores boa praticas de ferramentas de versionamento, é poder usar varias branchs para a inplementar algo no codigo sem perder o codigo original, dando uma liberdade na hora de criar projet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9:17:08.490562310</meta:creation-date>
    <dc:date>2025-10-13T19:19:53.363600398</dc:date>
    <meta:editing-duration>PT2M45S</meta:editing-duration>
    <meta:editing-cycles>1</meta:editing-cycles>
    <meta:document-statistic meta:table-count="0" meta:image-count="0" meta:object-count="0" meta:page-count="1" meta:paragraph-count="1" meta:word-count="35" meta:character-count="214" meta:non-whitespace-character-count="180"/>
    <meta:generator>LibreOffice/25.2.6.2$Linux_X86_64 LibreOffice_project/520$Build-2</meta:generator>
  </office:meta>
</office:document-meta>
</file>